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font-size="18pt" officeooo:rsid="0018037f" officeooo:paragraph-rsid="0018037f" style:font-size-asian="18pt" style:font-size-complex="18pt"/>
    </style:style>
    <style:style style:name="P2" style:family="paragraph" style:parent-style-name="Standard">
      <style:paragraph-properties fo:line-height="115%" fo:text-align="start" style:justify-single-word="false"/>
      <style:text-properties fo:font-size="18pt" officeooo:rsid="0018037f" officeooo:paragraph-rsid="0018037f" style:font-size-asian="18pt" style:font-size-complex="18pt"/>
    </style:style>
    <style:style style:name="P3" style:family="paragraph" style:parent-style-name="Standard">
      <style:paragraph-properties fo:line-height="115%" fo:text-align="center" style:justify-single-word="false"/>
      <style:text-properties fo:font-size="18pt" style:text-underline-style="solid" style:text-underline-width="auto" style:text-underline-color="font-color" fo:font-weight="bold" officeooo:rsid="0018037f" officeooo:paragraph-rsid="0018037f" style:font-size-asian="18pt" style:font-weight-asian="bold" style:font-size-complex="18pt" style:font-weight-complex="bold"/>
    </style:style>
    <style:style style:name="P4" style:family="paragraph" style:parent-style-name="Standard">
      <style:paragraph-properties fo:line-height="115%" fo:text-align="start" style:justify-single-word="false"/>
      <style:text-properties style:font-name="DejaVu Sans" fo:font-size="12pt" officeooo:rsid="0018037f" officeooo:paragraph-rsid="0018037f" style:font-size-asian="10.5pt" style:font-size-complex="12pt"/>
    </style:style>
    <style:style style:name="P5" style:family="paragraph" style:parent-style-name="Standard">
      <style:paragraph-properties fo:line-height="115%" fo:text-align="start" style:justify-single-word="false"/>
      <style:text-properties style:font-name="DejaVu Sans" fo:font-size="12pt" officeooo:rsid="0018037f" officeooo:paragraph-rsid="00194608" style:font-size-asian="10.5pt" style:font-size-complex="12pt"/>
    </style:style>
    <style:style style:name="P6" style:family="paragraph" style:parent-style-name="Standard">
      <style:paragraph-properties fo:line-height="115%" fo:text-align="start" style:justify-single-word="false"/>
      <style:text-properties style:font-name="DejaVu Sans" fo:font-size="12pt" officeooo:rsid="001b271e" officeooo:paragraph-rsid="001b271e" style:font-size-asian="10.5pt" style:font-size-complex="12pt"/>
    </style:style>
    <style:style style:name="P7" style:family="paragraph" style:parent-style-name="Standard">
      <style:paragraph-properties fo:line-height="115%" fo:text-align="start" style:justify-single-word="false"/>
      <style:text-properties style:font-name="DejaVu Sans" fo:font-size="12pt" fo:font-weight="bold" officeooo:rsid="0018037f" officeooo:paragraph-rsid="0018037f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line-height="115%" fo:text-align="start" style:justify-single-word="false"/>
      <style:text-properties style:font-name="DejaVu Sans" fo:font-size="12pt" fo:font-weight="bold" officeooo:rsid="00194608" officeooo:paragraph-rsid="0019460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line-height="115%" fo:text-align="start" style:justify-single-word="false"/>
      <style:text-properties style:font-name="DejaVu Sans" fo:font-size="12pt" fo:font-weight="bold" officeooo:rsid="00045e1d" officeooo:paragraph-rsid="001d7392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15%" fo:text-align="start" style:justify-single-word="false"/>
      <style:text-properties style:font-name="DejaVu Sans" fo:font-size="12pt" fo:font-weight="normal" officeooo:rsid="001b271e" officeooo:paragraph-rsid="001b271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line-height="115%" fo:text-align="start" style:justify-single-word="false"/>
      <style:text-properties style:font-name="DejaVu Sans" fo:font-size="12pt" fo:font-weight="normal" officeooo:rsid="0018037f" officeooo:paragraph-rsid="0018037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line-height="115%" fo:text-align="start" style:justify-single-word="false"/>
      <style:text-properties style:font-name="DejaVu Sans" fo:font-size="12pt" fo:font-weight="normal" officeooo:rsid="00194608" officeooo:paragraph-rsid="0019460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line-height="115%" fo:text-align="start" style:justify-single-word="false"/>
      <style:text-properties style:font-name="DejaVu Sans" fo:font-size="12pt" fo:font-weight="normal" officeooo:rsid="0019c959" officeooo:paragraph-rsid="0019460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line-height="115%" fo:text-align="center" style:justify-single-word="false"/>
      <style:text-properties fo:color="#069a2e" loext:opacity="100%" style:font-name="DejaVu Sans" fo:font-size="12pt" officeooo:rsid="0018037f" officeooo:paragraph-rsid="0018037f" style:font-size-asian="10.5pt" style:font-size-complex="12pt"/>
    </style:style>
    <style:style style:name="P15" style:family="paragraph" style:parent-style-name="Standard">
      <style:paragraph-properties fo:line-height="115%" fo:text-align="start" style:justify-single-word="false"/>
      <style:text-properties style:font-name="DejaVu Sans" fo:font-size="12pt" officeooo:rsid="0018037f" officeooo:paragraph-rsid="0018037f" style:font-size-asian="10.5pt" style:font-size-complex="12pt"/>
    </style:style>
    <style:style style:name="P16" style:family="paragraph" style:parent-style-name="Standard">
      <style:paragraph-properties fo:line-height="115%" fo:text-align="center" style:justify-single-word="false"/>
      <style:text-properties fo:color="#069a2e" loext:opacity="100%" style:font-name="DejaVu Sans" fo:font-size="12pt" officeooo:rsid="0018037f" officeooo:paragraph-rsid="0018037f" style:font-size-asian="10.5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9390" style:font-weight-asian="normal" style:font-weight-complex="normal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946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artie 2 – Lecture et Écriture</text:p>
      <text:p text:style-name="P1"/>
      <text:p text:style-name="P14">Exercice 2.1</text:p>
      <text:p text:style-name="P4"/>
      <text:p text:style-name="P7">Début</text:p>
      <text:p text:style-name="P7"/>
      <text:p text:style-name="P4">Val – 231</text:p>
      <text:p text:style-name="P4">462 – 231*2</text:p>
      <text:p text:style-name="P7">Écrire <text:span text:style-name="T1">231</text:span></text:p>
      <text:p text:style-name="P7">Écrire <text:span text:style-name="T1">462</text:span></text:p>
      <text:p text:style-name="P11"/>
      <text:p text:style-name="P7">Fin</text:p>
      <text:p text:style-name="P9">________________________________________________________________________________</text:p>
      <text:p text:style-name="P4"/>
      <text:p text:style-name="P14">Exercice 2.2</text:p>
      <text:p text:style-name="P4"><text:span text:style-name="T3">Variables</text:span> nb, carr <text:span text:style-name="T3">en Entier</text:span></text:p>
      <text:p text:style-name="P4"/>
      <text:p text:style-name="P7">Début</text:p>
      <text:p text:style-name="P4"/>
      <text:p text:style-name="P4"><text:span text:style-name="T4">Écrire</text:span> "Entrer un nombre"</text:p>
      <text:p text:style-name="P4"><text:span text:style-name="T4">Lire</text:span> nb</text:p>
      <text:p text:style-name="P4">carr – nb * nb</text:p>
      <text:p text:style-name="P4"><text:span text:style-name="T4">Écrire</text:span> son carré est : carr</text:p>
      <text:p text:style-name="P4"/>
      <text:p text:style-name="P7">Fin</text:p>
      <text:p text:style-name="P9">________________________________________________________________________________</text:p>
      <text:p text:style-name="P4"/>
      <text:p text:style-name="P14">Exercice 2.3</text:p>
      <text:p text:style-name="P14"/>
      <text:p text:style-name="P4"><text:span text:style-name="T3">Variables</text:span> nb, pht, ttva, pttc <text:span text:style-name="T3">en Numérique</text:span></text:p>
      <text:p text:style-name="P4"/>
      <text:p text:style-name="P7">Début</text:p>
      <text:p text:style-name="P7"/>
      <text:p text:style-name="P5"><text:span text:style-name="T4">Écrire</text:span> "<text:span text:style-name="T5">Entrer le prix hors taxes" : </text:span></text:p>
      <text:p text:style-name="P5"><text:span text:style-name="T4">Lire</text:span> <text:span text:style-name="T5">pht</text:span></text:p>
      <text:p text:style-name="P5"><text:span text:style-name="T4">Écrire</text:span> "<text:span text:style-name="T5">Entrer le nombre d’article" : </text:span></text:p>
      <text:p text:style-name="P8">Lire <text:span text:style-name="T1">nb</text:span></text:p>
      <text:p text:style-name="P8">Écrire "<text:span text:style-name="T1">Entrer le taux de TVA"</text:span></text:p>
      <text:p text:style-name="P8">Lire<text:span text:style-name="T1"> ttva</text:span></text:p>
      <text:p text:style-name="P12">pttc – nb * pht <text:s/>* (1 + ttva)</text:p>
      <text:p text:style-name="P8">Écrire<text:span text:style-name="T1"> "Le prix toutes taxes est : " pttc</text:span></text:p>
      <text:p text:style-name="P13"/>
      <text:p text:style-name="P7">Fin</text:p>
      <text:p text:style-name="P9"/>
      <text:p text:style-name="P9"><text:soft-page-break/>________________________________________________________________________________</text:p>
      <text:p text:style-name="P4"/>
      <text:p text:style-name="P14">Exercice 2.4</text:p>
      <text:p text:style-name="P2"/>
      <text:p text:style-name="P7">Début</text:p>
      <text:p text:style-name="P10">t1 – "belle marquise"</text:p>
      <text:p text:style-name="P10">t2 – "vos beaux yeux"</text:p>
      <text:p text:style-name="P10">t3 – "me font rire"</text:p>
      <text:p text:style-name="P10">t4 – "d’amour"</text:p>
      <text:p text:style-name="P6"><text:span text:style-name="T4">Écrire </text:span><text:span text:style-name="T1">t1 &amp; " " &amp; t2 &amp; " " &amp; t3 &amp; " " &amp; t4 <text:s/>" "</text:span></text:p>
      <text:p text:style-name="P6"><text:span text:style-name="T4">Écrire </text:span><text:span text:style-name="T1">t</text:span><text:span text:style-name="T2">3</text:span><text:span text:style-name="T1"> &amp; " " &amp; t2 &amp; " " &amp; t</text:span><text:span text:style-name="T2">4</text:span><text:span text:style-name="T1"> &amp; " " &amp; t</text:span><text:span text:style-name="T2">1</text:span><text:span text:style-name="T1"> <text:s/>" "</text:span></text:p>
      <text:p text:style-name="P6"><text:span text:style-name="T4">Écrire </text:span><text:span text:style-name="T1">t</text:span><text:span text:style-name="T2">2</text:span><text:span text:style-name="T1"> &amp; " " &amp; t</text:span><text:span text:style-name="T2">3</text:span><text:span text:style-name="T1"> &amp; " " &amp; t</text:span><text:span text:style-name="T2">1</text:span><text:span text:style-name="T1"> &amp; " " &amp; t4 <text:s/>" "</text:span></text:p>
      <text:p text:style-name="P6"><text:span text:style-name="T4">Écrire </text:span><text:span text:style-name="T1">t</text:span><text:span text:style-name="T2">4</text:span><text:span text:style-name="T1"> &amp; " " &amp; t</text:span><text:span text:style-name="T2">1</text:span><text:span text:style-name="T1"> &amp; " " &amp; t</text:span><text:span text:style-name="T2">2</text:span><text:span text:style-name="T1"> &amp; " " &amp; t</text:span><text:span text:style-name="T2">3</text:span><text:span text:style-name="T1"> <text:s/>" "</text:span></text:p>
      <text:p text:style-name="P10"/>
      <text:p text:style-name="P7">Fi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0T10:05:49.337575102</meta:creation-date>
    <dc:date>2023-07-13T16:40:13.503423170</dc:date>
    <meta:editing-duration>PT14M40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42" meta:word-count="191" meta:character-count="995" meta:non-whitespace-character-count="830"/>
  </office:meta>
</office:document-meta>
</file>